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"/>
    <style:font-face style:name="OpenSymbol" svg:font-family="OpenSymbol"/>
    <style:font-face style:name="Tahoma1" svg:font-family="Tahoma"/>
    <style:font-face style:name="Consolas" svg:font-family="Consolas, 'courier new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0pt" style:font-size-asian="10pt" style:font-size-complex="10pt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fo:font-variant="normal" fo:text-transform="none" fo:color="#000000" style:text-outline="false" style:text-line-through-style="none" style:font-name="Consolas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nsolas" fo:font-size="10pt" style:font-size-asian="10pt" style:font-size-complex="10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1.251cm" fo:margin-right="0cm" fo:text-indent="0cm" style:auto-text-indent="false" fo:padding="0.074cm" fo:border-left="none" fo:border-right="none" fo:border-top="none" fo:border-bottom="0.035cm solid #000000" style:join-border="false"/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1.251cm" fo:margin-right="0cm" fo:text-indent="0cm" style:auto-text-indent="false" fo:padding="0.074cm" fo:border-left="none" fo:border-right="none" fo:border-top="none" fo:border-bottom="0.035cm solid #000000" style:join-border="false"/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margin-left="1.251cm" fo:margin-right="0cm" fo:text-indent="0cm" style:auto-text-indent="false" fo:padding="0.074cm" fo:border-left="none" fo:border-right="none" fo:border-top="none" fo:border-bottom="0.035cm solid #000000" style:join-border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1.251cm" fo:margin-right="0cm" fo:margin-top="0cm" fo:margin-bottom="0cm" fo:line-height="175%" fo:text-align="start" style:justify-single-word="false" fo:text-indent="0cm" style:auto-text-indent="false" fo:padding="0cm" fo:border="none" style:join-border="false"/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Text_20_body">
      <style:paragraph-properties fo:margin-left="1.251cm" fo:margin-right="0cm" style:line-height-at-least="0.45cm" fo:text-align="start" style:justify-single-word="false" fo:text-indent="0cm" style:auto-text-indent="false" fo:padding="0cm" fo:border="none" style:join-border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style:line-height-at-least="0.397cm" fo:text-align="start" style:justify-single-word="false" fo:widows="1" fo:text-indent="0cm" style:auto-text-indent="false" fo:padding="0cm" fo:border="none"/>
    </style:style>
    <style:style style:name="P17" style:family="paragraph" style:parent-style-name="Standard">
      <style:text-properties fo:color="#000000" style:font-name="Times New Roman" fo:font-size="10pt" style:font-size-asian="10pt" style:font-size-complex="10pt"/>
    </style:style>
    <style:style style:name="P18" style:family="paragraph" style:parent-style-name="Standard" style:list-style-name="L1">
      <style:text-properties style:font-name="Times New Roman" fo:font-size="10pt" style:font-size-asian="10pt" style:font-size-complex="10pt"/>
    </style:style>
    <style:style style:name="P19" style:family="paragraph" style:parent-style-name="Standard" style:list-style-name="L1">
      <style:text-properties fo:font-variant="normal" fo:text-transform="none"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 style:list-style-name="L1">
      <style:text-properties fo:font-variant="normal" fo:text-transform="none" fo:color="#000000" style:text-outline="false" style:text-line-through-style="none" style:font-name="Consolas" fo:font-size="10pt" fo:letter-spacing="normal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onsolas" fo:font-size="10.5pt" fo:letter-spacing="normal" fo:font-style="normal" fo:font-weight="normal" style:font-size-asian="10pt" style:font-size-complex="10pt"/>
    </style:style>
    <style:style style:name="P22" style:family="paragraph" style:parent-style-name="Text_20_body" style:list-style-name="L1">
      <style:paragraph-properties style:line-height-at-least="0.45cm" fo:text-align="start" style:justify-single-word="false" fo:padding="0cm" fo:border="non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fo:letter-spacing="norm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variant="normal" fo:text-transform="none" fo:color="#000000" style:font-name="Consolas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Consolas1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style:font-name="Consolas1" fo:letter-spacing="normal" fo:font-style="normal" fo:font-weight="normal"/>
    </style:style>
    <style:style style:name="T6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style:font-name="Consolas1" fo:letter-spacing="normal" fo:font-style="normal" fo:font-weight="normal"/>
    </style:style>
    <style:style style:name="T9" style:family="text">
      <style:text-properties style:font-name="Times New Roman"/>
    </style:style>
    <style:style style:name="T10" style:family="text">
      <style:text-properties fo:color="#000000" style:font-name="Times New Roman"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://buecher.lingoworld.de/it_komp/auswert.php" xlink:type="simple"/>
        <form:form form:name="quizform" form:apply-filter="true" form:method="post" form:control-implementation="ooo:com.sun.star.form.component.Form" office:target-frame="" xlink:href="http://www.w3schools.com/quiztest/quiztest.asp?qtest=JavaScript" xlink:type="simple"/>
        <form:form form:name="quizform" form:apply-filter="true" form:method="post" form:control-implementation="ooo:com.sun.star.form.component.Form" office:target-frame="" xlink:href="http://www.w3schools.com/quiztest/quiztest.asp?qtest=JavaScript" xlink:type="simple"/>
        <form:form form:name="quizform" form:apply-filter="true" form:method="post" form:control-implementation="ooo:com.sun.star.form.component.Form" office:target-frame="" xlink:href="http://www.w3schools.com/quiztest/quiztest.asp?qtest=JavaScript" xlink:type="simple"/>
        <form:form form:name="quizform" form:apply-filter="true" form:method="post" form:control-implementation="ooo:com.sun.star.form.component.Form" office:target-frame="" xlink:href="http://www.w3schools.com/quiztest/quiztest.asp?qtest=JavaScript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ikerschule Erlangen<text:tab/><text:tab/><text:tab/>Wiederholung<text:tab/><text:tab/><text:tab/><text:tab/><text:tab/><text:tab/>Y.Fitzgerald</text:p>
      <text:p text:style-name="P2">Internet Technologie<text:tab/><text:tab/><text:tab/><text:tab/><text:tab/><text:tab/><text:tab/><text:tab/><text:tab/><text:tab/>0706.2016</text:p>
      <text:p text:style-name="P2"><text:tab/><text:tab/><text:tab/></text:p>
      <text:p text:style-name="P21"/>
      <text:p text:style-name="P10"/>
      <text:list xml:id="list7258367414076889769" text:style-name="L1">
        <text:list-item>
          <text:p text:style-name="P18">Aufgabe (3 Punkte)</text:p>
          <text:p text:style-name="P18">Gegeben sei das Array in der Variable arr1. Wie lässt sich dieses Array um das Element 'abc' verlängern? <text:span text:style-name="T1">Geben Sie drei verschiedene Möglichkeiten an.</text:span></text:p>
        </text:list-item>
      </text:list>
      <text:p text:style-name="P6"/>
      <text:list xml:id="list33571710" text:continue-numbering="true" text:style-name="L1">
        <text:list-header>
          <text:p text:style-name="P18"><text:tab/><text:tab/><text:tab/><text:tab/><text:tab/></text:p>
        </text:list-header>
        <text:list-item>
          <text:p text:style-name="P18">Aufgabe (2 Punkte)</text:p>
          <text:p text:style-name="P18">Gegeben sei das Array in der Variable arr1. Wie lässt sich der Inhalt dieses Arrays – jedes Element in einer Zeile in Konsole ausgeben?</text:p>
        </text:list-item>
      </text:list>
      <text:p text:style-name="P6"/>
      <text:p text:style-name="P6"><text:tab/></text:p>
      <text:list xml:id="list33584424" text:continue-numbering="true" text:style-name="L1">
        <text:list-item>
          <text:p text:style-name="P18">Aufgabe ( 3 Punkte)</text:p>
          <text:p text:style-name="P18">Gegeben sei folgendes Array arr2 <text:s/>= [ 77,66,44,33,22,88];</text:p>
          <text:p text:style-name="P22">Geben Sie jeweils eine Anweisung mit slice und eine Anweisung mit splice, die [33,22] als Rückgabewert liefert.</text:p>
        </text:list-item>
      </text:list>
      <text:p text:style-name="P15"/>
      <text:list xml:id="list33581771" text:continue-numbering="true" text:style-name="L1">
        <text:list-item>
          <text:p text:style-name="P18">Aufgabe ( 1 Punkt)</text:p>
          <text:p text:style-name="P18">Gegeben sei folgendes Array arr2 <text:s/>= [ 77,66,44,33,22,88]; Was ist das Ergebnis von arr2.sort()</text:p>
        </text:list-item>
      </text:list>
      <text:p text:style-name="P6"/>
      <text:p text:style-name="P13"/>
      <text:list xml:id="list33584298" text:continue-numbering="true" text:style-name="L1">
        <text:list-header>
          <text:p text:style-name="P18"/>
        </text:list-header>
        <text:list-item>
          <text:p text:style-name="P18">Aufgabe ( 1 Punkt) </text:p>
          <text:p text:style-name="P18">Gegeben sei folgendes Array arr2 <text:s/>= [ 77,66,44,33,22,88]; Was ist das Ergebnis von <text:span text:style-name="T2">arr2.reverse()</text:span></text:p>
          <text:p text:style-name="P19"/>
        </text:list-item>
      </text:list>
      <text:p text:style-name="P14"/>
      <text:list xml:id="list33568427" text:continue-numbering="true" text:style-name="L1">
        <text:list-item>
          <text:p text:style-name="P18">Aufgabe (4 Punkte)</text:p>
          <text:p text:style-name="P18">Folgendes HTML-Dokument liegt vor:</text:p>
          <text:p text:style-name="P18"/>
          <text:p text:style-name="P20">&lt;!DOCTYPE html&gt;</text:p>
          <text:p text:style-name="P20">&lt;html&gt;</text:p>
          <text:p text:style-name="P20">&lt;body&gt;</text:p>
          <text:p text:style-name="P20">&lt;button&gt;The time is?&lt;/button&gt;</text:p>
          <text:p text:style-name="P20">&lt;/body&gt;</text:p>
          <text:p text:style-name="P20">&lt;/html&gt;</text:p>
        </text:list-item>
      </text:list>
      <text:p text:style-name="P5"/>
      <text:p text:style-name="P5"><text:tab/><text:span text:style-name="T9">Was muss ergänzt werden, um beim Drücken des Buttons das Datum im Button angezeigt zu bekommen?</text:span></text:p>
      <text:p text:style-name="P4"/>
      <text:p text:style-name="P13"/>
      <text:list xml:id="list33567241" text:continue-numbering="true" text:style-name="L1">
        <text:list-item>
          <text:p text:style-name="P18">Aufgabe ( 8 Punkte) </text:p>
        </text:list-item>
      </text:list>
      <text:p text:style-name="P7">a) Folgendes Formular sei gegeben: </text:p>
      <text:p text:style-name="P7"/>
      <text:p text:style-name="P8"><text:span text:style-name="T8">&lt;form name="myForm" action="demo_form.asp" method="post" onsubmit = &gt;</text:span><text:line-break/><text:tab/><text:span text:style-name="T8">Name: &lt;input type="text" name="fname"&gt;</text:span></text:p>
      <text:p text:style-name="P16"><text:span text:style-name="Source_20_Text"><text:span text:style-name="T6"><text:tab/><text:tab/>Alter:&lt;</text:span></text:span><text:span text:style-name="Source_20_Text"><text:span text:style-name="T7">input</text:span></text:span><text:span text:style-name="T7"> </text:span><text:span text:style-name="Source_20_Text"><text:span text:style-name="T7">type=</text:span></text:span><text:span text:style-name="Source_20_Text"><text:span text:style-name="T4">"text"</text:span></text:span><text:span text:style-name="T7"> </text:span><text:span text:style-name="Source_20_Text"><text:span text:style-name="T7">name="alter"&gt;</text:span></text:span><text:span text:style-name="T10"><text:line-break/><text:tab/><text:tab/></text:span><text:span text:style-name="T3">&lt;input type="submit" value="Submit"&gt;</text:span><text:span text:style-name="T10"><text:line-break/><text:tab/></text:span><text:span text:style-name="T3">&lt;/form&gt;</text:span><text:span text:style-name="T10"> </text:span></text:p>
      <text:p text:style-name="P7"/>
      <text:list xml:id="list33561406" text:continue-numbering="true" text:style-name="L1">
        <text:list-header>
          <text:p text:style-name="P18">Was muss man ergänzen, um durch das Drücken des Submitbuttons die Funktion validateForm() aufzurufen und abhängig vom Ergebnis die <text:s/><text:span text:style-name="T5">action="demo_form.asp"</text:span>auszuführen?</text:p>
        </text:list-header>
      </text:list>
      <text:p text:style-name="P6"><text:tab/></text:p>
      <text:p text:style-name="P12"/>
      <text:p text:style-name="P3"><text:tab/></text:p>
      <text:p text:style-name="P11"/>
      <text:p text:style-name="P3"><text:soft-page-break/></text:p>
      <text:p text:style-name="P6"><text:tab/>b) Realisieren Sie die Funktion validateForm aus a), so dass diese Funktion folgendes prüft:</text:p>
      <text:p text:style-name="P6"><text:tab/> <text:tab/>- Eingabefelder für Name und Alter nicht leer <text:tab/></text:p>
      <text:p text:style-name="P6"><text:tab/><text:tab/>- Alter ist eine Zahl zwischen 0 und 100.</text:p>
      <text:p text:style-name="P6"/>
      <text:p text:style-name="P6"><text:tab/>Bei fehlerhafter Eingabe wird eine Warnung angezeigt und false zurückgeliefert sonst true.</text:p>
      <text:p text:style-name="P6"><text:tab/><text:tab/></text:p>
      <text:p text:style-name="P6"><text:tab/></text:p>
      <text:p text:style-name="P6"><text:tab/></text:p>
      <text:list xml:id="list33566570" text:continue-numbering="true" text:style-name="L1">
        <text:list-item>
          <text:p text:style-name="P18">Aufgabe (10 Punkte)</text:p>
          <text:p text:style-name="P18">Geben sei folgendes HTML-Dokument. <text:s/></text:p>
        </text:list-item>
      </text:list>
      <text:p text:style-name="P9">&lt;!DOCTYPE html&gt;</text:p>
      <text:p text:style-name="P9">&lt;html&gt;</text:p>
      <text:p text:style-name="P9">&lt;body&gt;</text:p>
      <text:p text:style-name="P9"/>
      <text:p text:style-name="P9">Select your favorite fruit:</text:p>
      <text:p text:style-name="P9">&lt;br&gt;</text:p>
      <text:p text:style-name="P9">&lt;select size="4"&gt;</text:p>
      <text:p text:style-name="P9"><text:s text:c="2"/>&lt;option id="apple" selected&gt;Apple&lt;/option&gt;</text:p>
      <text:p text:style-name="P9"><text:s text:c="2"/>&lt;option id="orange"&gt;Orange&lt;/option&gt;</text:p>
      <text:p text:style-name="P9"><text:s text:c="2"/>&lt;option id="pineapple"&gt;Pineapple&lt;/option&gt;</text:p>
      <text:p text:style-name="P9"><text:s text:c="2"/>&lt;option id="banana"&gt;Banana&lt;/option&gt;</text:p>
      <text:p text:style-name="P9">&lt;/select&gt;</text:p>
      <text:p text:style-name="P9">&lt;p&gt;Click the button to return options selected.&lt;/p&gt;</text:p>
      <text:p text:style-name="P9">&lt;button onclick="myFunction()"&gt;Try it&lt;/button&gt;</text:p>
      <text:p text:style-name="P9">&lt;p id="demo"&gt;&lt;/p&gt;</text:p>
      <text:p text:style-name="P6"><text:tab/>Geben Sie den Javascriptteil mit der Funktion myFunction() an, die eine Liste von bisher ausgewählte <text:tab/>Optionen im Element 'demo' als Tabelle formatiert ausgibt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"/>
    <style:font-face style:name="OpenSymbol" svg:font-family="OpenSymbol"/>
    <style:font-face style:name="Tahoma1" svg:font-family="Tahoma"/>
    <style:font-face style:name="Consolas" svg:font-family="Consolas, 'courier new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tandard_7e_LT_7e_Gliederung_20_1" style:display-name="Standard~LT~Gliederung 1" style:family="paragraph">
      <style:paragraph-properties fo:margin-left="0.953cm" fo:margin-right="0cm" fo:margin-top="0.176cm" fo:margin-bottom="0cm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Lucida Sans Unicode" fo:font-size="20pt" fo:font-style="normal" fo:text-shadow="none" style:text-underline-style="none" fo:font-weight="bold" style:font-name-asian="Lucida Sans Unicode" style:font-size-asian="20pt" style:font-style-asian="normal" style:font-weight-asian="bold" style:font-name-complex="Lucida Sans Unicode" style:font-size-complex="20pt" style:font-style-complex="normal" style:font-weight-complex="bold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weight="normal" style:font-weight-asian="normal" style:font-weight-complex="normal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.159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Lucida Sans Unicode1" style:font-size-asian="10pt" style:font-weight-asian="bold" style:font-name-complex="Tahoma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1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Lucida Sans Unicode1" style:font-size-asian="14pt" style:font-weight-asian="bold" style:font-name-complex="Tahoma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2</text:page-number> von <text:s/>4<text:tab/><text:tab/>…...bitte wenden!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</meta:initial-creator>
    <meta:creation-date>2009-09-26T17:14:50.87</meta:creation-date>
    <dc:date>2016-06-07T13:40:07.70</dc:date>
    <dc:creator>Yvonne Fitzgerald</dc:creator>
    <meta:editing-duration>PT22H19M7S</meta:editing-duration>
    <meta:editing-cycles>237</meta:editing-cycles>
    <meta:generator>OpenOffice/4.1.1$Win32 OpenOffice.org_project/411m6$Build-9775</meta:generator>
    <meta:printed-by>Yvonne Fitzgerald</meta:printed-by>
    <meta:print-date>2016-06-01T15:24:22.59</meta:print-date>
    <meta:document-statistic meta:table-count="0" meta:image-count="0" meta:object-count="0" meta:page-count="2" meta:paragraph-count="57" meta:word-count="325" meta:character-count="2385"/>
  </office:meta>
</office:document-meta>
</file>